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1.1382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5055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9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26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1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</style:style>
    <style:style style:name="ce25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4" style:family="table-cell" style:parent-style-name="Default">
      <style:table-cell-properties fo:border-bottom="none" fo:border-left="2.24pt solid #000000" fo:border-right="none" fo:border-top="non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2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530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5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7" style:family="table-cell" style:parent-style-name="Default">
      <style:table-cell-properties style:vertical-align="middle"/>
      <style:text-properties style:font-name="Arial" fo:font-size="9pt"/>
    </style:style>
    <style:style style:name="ce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6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8pt"/>
    </style:style>
    <style:style style:name="ce5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02" style:family="table-cell" style:parent-style-name="Default">
      <style:table-cell-properties fo:border="0.74pt solid #000000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607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61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6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cccc"/>
    </style:style>
    <style:style style:name="ce632" style:family="table-cell" style:parent-style-name="Default">
      <style:table-cell-properties fo:border-bottom="2.24pt solid #000000" fo:border-left="none" fo:border-right="none" fo:border-top="non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8pt" fo:font-weight="normal" style:font-weight-asian="normal" style:font-weight-complex="normal"/>
    </style:style>
    <style:style style:name="ce6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660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2.24pt solid #000000"/>
      <style:paragraph-properties fo:text-align="center" fo:margin-left="0in"/>
      <style:text-properties fo:font-size="8pt" style:font-size-asian="8pt" style:font-size-complex="8pt"/>
    </style:style>
    <style:style style:name="ce66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66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8pt"/>
    </style:style>
    <style:style style:name="ce672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684" style:family="table-cell" style:parent-style-name="Default">
      <style:table-cell-properties fo:border-bottom="none" fo:border-left="none" fo:border-right="none" fo:border-top="2.24pt solid #000000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738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5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79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2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/>
      <style:map style:condition="cell-content()&gt;2" style:apply-style-name="Warning_5f_szinttúlépés" style:base-cell-address="Harcértékek.I55"/>
    </style:style>
    <style:style style:name="ce878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/>
      <style:paragraph-properties fo:text-align="center" fo:margin-left="0in"/>
    </style:style>
    <style:style style:name="ce879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891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/>
      <style:paragraph-properties fo:text-align="center" fo:margin-left="0in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5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890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in"/>
    </style:style>
    <style:style style:name="ce852" style:family="table-cell" style:parent-style-name="Default">
      <style:table-cell-properties fo:border-bottom="none" fo:border-left="0.74pt solid #000000" fo:border-right="none" fo:border-top="non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97" style:family="table-cell" style:parent-style-name="Default">
      <style:table-cell-properties fo:border-bottom="none" fo:border-left="none" fo:border-right="none" fo:border-top="0.74pt solid #000000"/>
    </style:style>
    <style:style style:name="ce89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04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905" style:family="table-cell" style:parent-style-name="Default">
      <style:table-cell-properties fo:border="none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7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8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8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3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7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3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7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80" style:family="table-cell" style:parent-style-name="Default">
      <style:map style:condition="is-true-formula([$Harcértékek.$G$66]&lt;5)" style:apply-style-name="Szürke_5f_háttér" style:base-cell-address="Harcértékek.F69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8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86" style:family="table-cell" style:parent-style-name="Default">
      <style:map style:condition="is-true-formula([$Harcértékek.$G$66]&lt;6)" style:apply-style-name="Szürke_5f_háttér" style:base-cell-address="Harcértékek.G69"/>
    </style:style>
    <style:style style:name="ce13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93" style:family="table-cell" style:parent-style-name="Default"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398" style:family="table-cell" style:parent-style-name="Default">
      <style:map style:condition="cell-content()&gt;2" style:apply-style-name="Warning_5f_szinttúlépés" style:base-cell-address="Harcértékek.I55"/>
    </style:style>
    <style:style style:name="ce139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([$Harcértékek.$I$55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3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4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5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6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7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8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9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0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1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2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3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4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5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2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29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2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3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4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6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7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39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9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6" table:base-cell-address="Tartalék.A24">
          <table:error-message table:message-type="stop" table:display="true"/>
        </table:content-validation>
        <table:content-validation table:name="val5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5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5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8" table:base-cell-address="Tartalék.A29">
          <table:help-message table:display="true"/>
          <table:error-message table:message-type="stop" table:display="true"/>
        </table:content-validation>
        <table:content-validation table:name="val6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4" table:base-cell-address="Harcértékek.A5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7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83" table:condition="of:cell-content-is-in-list(valasztott_fegyverek_nev)" table:allow-empty-cell="true" table:display-list="sort-ascending" table:base-cell-address="Harcértékek.B52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84" table:condition="of:cell-content-is-in-list(valasztott_fegyverek_nev)" table:allow-empty-cell="true" table:display-list="sort-ascending" table:base-cell-address="Harcértékek.B53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85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86" table:condition="of:cell-content-is-in-list(pancel_strukturak_nev)" table:allow-empty-cell="true" table:display-list="unsorted" table:base-cell-address="Harcértékek.B59">
          <table:error-message table:message-type="stop" table:display="true"/>
        </table:content-validation>
        <table:content-validation table:name="val8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condition="of:cell-content-is-in-list(valasztott_fegyverek_nev)" table:allow-empty-cell="true" table:display-list="sort-ascending" table:base-cell-address="Harcértékek.B5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1" table:base-cell-address="Harcértékek.I5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1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8" table:base-cell-address="Harcértékek.I5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2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3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"/>
          <table:covered-table-cell table:style-name="ce99"/>
          <table:covered-table-cell table:style-name="ce22"/>
          <table:covered-table-cell table:number-columns-repeated="4" table:style-name="ce41"/>
          <table:covered-table-cell table:style-name="ce267"/>
          <table:table-cell/>
          <table:table-cell table:style-name="Default"/>
          <table:table-cell table:number-columns-repeated="3"/>
          <table:table-cell table:style-name="ce41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2"/>
          <table:covered-table-cell table:style-name="ce146"/>
          <table:table-cell table:style-name="ce82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4" table:content-validation-name="val35" table:formula="of:=[.$E$11]-([.$K$11]+[.$D$55]+[Harcértékek.E10]+[Tradició_Mágia_Pszi_Háttér.E3])" office:value-type="float" office:value="758" calcext:value-type="float">
            <text:p>758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5" table:formula="of:=SUM([.$K$16:.$K$23])+SUM([.$K$27:.$K$34])+SUM([.$K$37:.$K$57])+SUM([.K60:.K64])+SUM([Tartalék.L5:.L10])+SUM([Tartalék.L13:.L17])+SUM([Tartalék.L20:.L29])" office:value-type="float" office:value="92" calcext:value-type="float">
            <text:p>92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3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92" calcext:value-type="float">
            <text:p>92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3" table:content-validation-name="val9"/>
          <table:table-cell table:style-name="ce92" table:content-validation-name="val37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4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1"/>
          <table:table-cell table:style-name="ce166" office:value-type="string" calcext:value-type="string">
            <text:p>MP</text:p>
          </table:table-cell>
          <table:table-cell table:style-name="ce21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2" table:content-validation-name="val46"/>
          <table:table-cell table:style-name="ce233" table:content-validation-name="val53" table:formula="of:=[.$J16]+ROUNDDOWN([$Harcértékek.$I$3]/10)" office:value-type="float" office:value="6" calcext:value-type="float">
            <text:p>6</text:p>
          </table:table-cell>
          <table:table-cell table:style-name="ce249" table:content-validation-name="val54" office:value-type="float" office:value="6" calcext:value-type="float">
            <text:p>6</text:p>
          </table:table-cell>
          <table:table-cell table:style-name="ce271" table:content-validation-name="val35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2" table:content-validation-name="val46"/>
          <table:table-cell table:style-name="ce233" table:content-validation-name="val53" table:formula="of:=[.$J17]+ROUNDDOWN([$Harcértékek.$I$3]/10)" office:value-type="float" office:value="6" calcext:value-type="float">
            <text:p>6</text:p>
          </table:table-cell>
          <table:table-cell table:style-name="ce249" table:content-validation-name="val54" office:value-type="float" office:value="6" calcext:value-type="float">
            <text:p>6</text:p>
          </table:table-cell>
          <table:table-cell table:style-name="ce271" table:content-validation-name="val35" table:formula="of:=IF([.$J17]&gt;0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2" table:content-validation-name="val46"/>
          <table:table-cell table:style-name="ce233" table:content-validation-name="val53" table:formula="of:=[.$J18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2" table:content-validation-name="val46"/>
          <table:table-cell table:style-name="ce233" table:content-validation-name="val53" table:formula="of:=[.$J19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2" table:content-validation-name="val47"/>
          <table:table-cell table:style-name="ce233" table:content-validation-name="val53" table:formula="of:=[.$J20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2" table:content-validation-name="val47"/>
          <table:table-cell table:style-name="ce233" table:content-validation-name="val53" table:formula="of:=[.$J21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2" table:content-validation-name="val47"/>
          <table:table-cell table:style-name="ce233" table:content-validation-name="val53" table:formula="of:=[.$J22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2" table:content-validation-name="val47"/>
          <table:table-cell table:style-name="ce233" table:content-validation-name="val53" table:formula="of:=[.$J23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92" calcext:value-type="float">
            <text:p>92</text:p>
          </table:table-cell>
          <table:table-cell table:style-name="ce281" table:formula="of:=([.$M23]/[.$E$13])*100" office:value-type="float" office:value="100" calcext:value-type="float">
            <text:p>100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2"/>
          <table:covered-table-cell table:style-name="ce124"/>
          <table:table-cell table:content-validation-name="val5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1" table:number-columns-spanned="2" table:number-rows-spanned="1"/>
          <table:covered-table-cell table:style-name="ce22"/>
          <table:table-cell table:style-name="ce12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13"/>
          <table:table-cell table:style-name="ce12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8"/>
          <table:table-cell table:style-name="ce60" table:content-validation-name="val1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8" table:content-validation-name="val13"/>
          <table:table-cell table:style-name="ce126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2" table:number-columns-spanned="5" table:number-rows-spanned="1"/>
          <table:covered-table-cell table:number-columns-repeated="4" table:style-name="ce2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92" calcext:value-type="float">
            <text:p>92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99" table:number-columns-repeated="2"/>
          <table:table-cell table:style-name="ce283"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0" table:content-validation-name="val14" office:value-type="float" office:value="3" calcext:value-type="float">
            <text:p>3</text:p>
          </table:table-cell>
          <table:table-cell table:style-name="ce88" table:content-validation-name="val25"/>
          <table:table-cell table:style-name="ce101" table:content-validation-name="val35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15" office:value-type="float" office:value="4" calcext:value-type="float">
            <text:p>4</text:p>
          </table:table-cell>
          <table:table-cell table:style-name="ce88" table:content-validation-name="val4"/>
          <table:table-cell table:style-name="ce101" table:content-validation-name="val35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16" office:value-type="float" office:value="1" calcext:value-type="float">
            <text:p>1</text:p>
          </table:table-cell>
          <table:table-cell table:style-name="ce88" table:content-validation-name="val26"/>
          <table:table-cell table:style-name="ce101" table:content-validation-name="val35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17" office:value-type="float" office:value="2" calcext:value-type="float">
            <text:p>2</text:p>
          </table:table-cell>
          <table:table-cell table:style-name="ce88" table:content-validation-name="val27"/>
          <table:table-cell table:style-name="ce101" table:content-validation-name="val35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18" office:value-type="float" office:value="2" calcext:value-type="float">
            <text:p>2</text:p>
          </table:table-cell>
          <table:table-cell table:style-name="ce88" table:content-validation-name="val28"/>
          <table:table-cell table:style-name="ce101" table:content-validation-name="val35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0" table:content-validation-name="val19" office:value-type="float" office:value="3" calcext:value-type="float">
            <text:p>3</text:p>
          </table:table-cell>
          <table:table-cell table:style-name="ce88" table:content-validation-name="val21"/>
          <table:table-cell table:style-name="ce101" table:content-validation-name="val35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0" table:content-validation-name="val20" office:value-type="float" office:value="1" calcext:value-type="float">
            <text:p>1</text:p>
          </table:table-cell>
          <table:table-cell table:style-name="ce84" table:content-validation-name="val29"/>
          <table:table-cell table:style-name="ce101" table:content-validation-name="val35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88" table:content-validation-name="val21"/>
          <table:table-cell table:style-name="ce101" table:content-validation-name="val35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88" table:content-validation-name="val21"/>
          <table:table-cell table:style-name="ce101" table:content-validation-name="val35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88" table:content-validation-name="val21"/>
          <table:table-cell table:style-name="ce101" table:content-validation-name="val35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style-name="ce635"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88" table:content-validation-name="val21"/>
          <table:table-cell table:style-name="ce101" table:content-validation-name="val35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99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2" office:value-type="float" office:value="1" calcext:value-type="float">
            <text:p>1</text:p>
          </table:table-cell>
          <table:table-cell table:style-name="ce88" table:content-validation-name="val30"/>
          <table:table-cell table:style-name="ce101" table:content-validation-name="val35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88" table:content-validation-name="val21"/>
          <table:table-cell table:style-name="ce101" table:content-validation-name="val35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3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1"/>
          <table:table-cell table:style-name="ce102" table:content-validation-name="val39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2"/>
          <table:covered-table-cell table:style-name="ce12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2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26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3" table:formula="of:=(ROUNDDOWN(SUM([.J16:.J19])/[KP_tablazat.K16]))-SUM([.C60:.C65])" office:value-type="float" office:value="4" calcext:value-type="float" table:number-columns-spanned="2" table:number-rows-spanned="1">
            <text:p>4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1" table:content-validation-name="val24"/>
          <table:table-cell table:style-name="ce81" table:content-validation-name="val34"/>
          <table:table-cell table:style-name="ce148" table:content-validation-name="val40"/>
          <table:table-cell/>
          <table:table-cell table:style-name="ce205" table:content-validation-name="val41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34" table:content-validation-name="val49" office:value-type="float" office:value="0" calcext:value-type="float">
            <text:p>0</text:p>
          </table:table-cell>
          <table:table-cell table:style-name="ce310" table:content-validation-name="val48" office:value-type="float" office:value="10" calcext:value-type="float">
            <text:p>+10</text:p>
          </table:table-cell>
          <table:table-cell table:style-name="ce261" table:content-validation-name="val35" table:formula="of:=[.H60]+[.I60]" office:value-type="float" office:value="10" calcext:value-type="float">
            <text:p>10</text:p>
          </table:table-cell>
          <table:table-cell table:style-name="ce271" table:content-validation-name="val35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4"/>
          <table:table-cell table:style-name="ce81" table:content-validation-name="val34"/>
          <table:table-cell table:style-name="ce148" table:content-validation-name="val40"/>
          <table:table-cell/>
          <table:table-cell table:style-name="ce205" table:content-validation-name="val42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34" table:content-validation-name="val50" office:value-type="float" office:value="0" calcext:value-type="float">
            <text:p>0</text:p>
          </table:table-cell>
          <table:table-cell table:style-name="ce310" table:content-validation-name="val48" office:value-type="float" office:value="3" calcext:value-type="float">
            <text:p>+3</text:p>
          </table:table-cell>
          <table:table-cell table:style-name="ce261" table:content-validation-name="val35" table:formula="of:=[.H61]+[.I61]" office:value-type="float" office:value="3" calcext:value-type="float">
            <text:p>3</text:p>
          </table:table-cell>
          <table:table-cell table:style-name="ce271" table:content-validation-name="val3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4"/>
          <table:table-cell table:style-name="ce81" table:content-validation-name="val34"/>
          <table:table-cell table:style-name="ce148" table:content-validation-name="val40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4"/>
          <table:table-cell table:style-name="ce81" table:content-validation-name="val34"/>
          <table:table-cell table:style-name="ce148" table:content-validation-name="val40"/>
          <table:table-cell/>
          <table:table-cell table:style-name="ce205" table:content-validation-name="val43" office:value-type="string" calcext:value-type="string">
            <text:p>Helyismeret: [<text:span text:style-name="T5">saját város</text:span>]</text:p>
          </table:table-cell>
          <table:table-cell table:style-name="ce234" table:content-validation-name="val51" office:value-type="float" office:value="0" calcext:value-type="float">
            <text:p>0</text:p>
          </table:table-cell>
          <table:table-cell table:style-name="ce310" table:content-validation-name="val48" office:value-type="float" office:value="10" calcext:value-type="float">
            <text:p>+10</text:p>
          </table:table-cell>
          <table:table-cell table:style-name="ce261" table:content-validation-name="val35" table:formula="of:=[.H63]+[.I63]" office:value-type="float" office:value="10" calcext:value-type="float">
            <text:p>10</text:p>
          </table:table-cell>
          <table:table-cell table:style-name="ce271" table:content-validation-name="val35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24"/>
          <table:table-cell table:style-name="ce81" table:content-validation-name="val34"/>
          <table:table-cell table:style-name="ce148" table:content-validation-name="val40"/>
          <table:table-cell/>
          <table:table-cell table:style-name="ce205" table:content-validation-name="val44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34" table:content-validation-name="val52" office:value-type="float" office:value="0" calcext:value-type="float">
            <text:p>0</text:p>
          </table:table-cell>
          <table:table-cell table:style-name="ce310" table:content-validation-name="val48" office:value-type="float" office:value="6" calcext:value-type="float">
            <text:p>+6</text:p>
          </table:table-cell>
          <table:table-cell table:style-name="ce261" table:content-validation-name="val35" table:formula="of:=[.H64]+[.I64]" office:value-type="float" office:value="6" calcext:value-type="float">
            <text:p>6</text:p>
          </table:table-cell>
          <table:table-cell table:style-name="ce271" table:content-validation-name="val3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24"/>
          <table:table-cell table:style-name="ce83" table:content-validation-name="val34"/>
          <table:table-cell table:style-name="ce161" table:content-validation-name="val40"/>
          <table:table-cell/>
          <table:table-cell table:style-name="ce201" table:content-validation-name="val45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5" office:value-type="float" office:value="0" calcext:value-type="float">
            <text:p>0</text:p>
          </table:table-cell>
          <table:table-cell table:style-name="ce226" table:content-validation-name="val48" office:value-type="float" office:value="3" calcext:value-type="float">
            <text:p>+3</text:p>
          </table:table-cell>
          <table:table-cell table:style-name="ce251" table:content-validation-name="val35" table:formula="of:=[.H65]+[.I65]" office:value-type="float" office:value="3" calcext:value-type="float">
            <text:p>3</text:p>
          </table:table-cell>
          <table:table-cell table:style-name="ce312" table:content-validation-name="val3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5" table:formula="of:=[Tulajdonságok_képzettségek.K11]" office:value-type="float" office:value="92" calcext:value-type="float">
            <text:p>92</text:p>
          </table:table-cell>
          <table:table-cell table:style-name="ce664" table:content-validation-name="val56"/>
          <table:table-cell table:style-name="ce460" table:content-validation-name="val5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6"/>
          <table:covered-table-cell table:style-name="ce272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6"/>
          <table:table-cell table:style-name="ce176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6"/>
          <table:covered-table-cell table:style-name="ce248" table:content-validation-name="val56"/>
          <table:table-cell table:style-name="ce238" table:content-validation-name="val56" office:value-type="string" calcext:value-type="string">
            <text:p>Szint</text:p>
          </table:table-cell>
          <table:table-cell table:style-name="ce273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629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6"/>
          <table:covered-table-cell table:style-name="ce637"/>
          <table:covered-table-cell/>
          <table:table-cell table:style-name="ce642" table:content-validation-name="val64" table:formula="of:=[Tulajdonságok_képzettségek.D55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6"/>
          <table:table-cell table:style-name="ce471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2">
          <table:table-cell table:style-name="ce123" table:content-validation-name="val5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56"/>
          <table:covered-table-cell table:style-name="ce165" table:content-validation-name="val56"/>
          <table:covered-table-cell table:style-name="ce149" table:content-validation-name="val56"/>
          <table:covered-table-cell table:style-name="ce195" table:content-validation-name="val56"/>
          <table:covered-table-cell/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117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6"/>
          <table:covered-table-cell/>
          <table:table-cell table:style-name="ce166" table:content-validation-name="val56" office:value-type="string" calcext:value-type="string">
            <text:p>Max</text:p>
          </table:table-cell>
          <table:table-cell table:style-name="ce166" table:content-validation-name="val56" office:value-type="string" calcext:value-type="string">
            <text:p>Fok</text:p>
          </table:table-cell>
          <table:table-cell table:style-name="ce196" table:content-validation-name="val56" office:value-type="string" calcext:value-type="string">
            <text:p>KP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9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0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1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27" table:content-validation-name="val5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6"/>
          <table:covered-table-cell table:style-name="ce274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2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176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6"/>
          <table:covered-table-cell table:style-name="ce248" table:content-validation-name="val56"/>
          <table:table-cell table:style-name="ce238" table:content-validation-name="val56" office:value-type="string" calcext:value-type="string">
            <text:p>Szint</text:p>
          </table:table-cell>
          <table:table-cell table:style-name="ce273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3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4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5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6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7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8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27" table:content-validation-name="val5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6"/>
          <table:covered-table-cell table:style-name="ce474" table:content-validation-name="val56"/>
          <table:covered-table-cell table:style-name="ce276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88" table:content-validation-name="val56"/>
          <table:table-cell table:style-name="ce695" table:content-validation-name="val35" table:formula="of:=[.$E19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31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6"/>
          <table:covered-table-cell table:style-name="ce754" table:content-validation-name="val56"/>
          <table:table-cell table:style-name="ce478" table:content-validation-name="val56" office:value-type="string" calcext:value-type="string">
            <text:p>Szint</text:p>
          </table:table-cell>
          <table:table-cell table:style-name="ce277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0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1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2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2]+[.J22]" office:value-type="float" office:value="0" calcext:value-type="float">
            <text:p>0</text:p>
          </table:table-cell>
          <table:table-cell table:style-name="ce271" table:content-validation-name="val6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3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3]+[.J23]" office:value-type="float" office:value="0" calcext:value-type="float">
            <text:p>0</text:p>
          </table:table-cell>
          <table:table-cell table:style-name="ce271" table:content-validation-name="val6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4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4]+[.J24]" office:value-type="float" office:value="0" calcext:value-type="float">
            <text:p>0</text:p>
          </table:table-cell>
          <table:table-cell table:style-name="ce271" table:content-validation-name="val6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5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5]+[.J25]" office:value-type="float" office:value="0" calcext:value-type="float">
            <text:p>0</text:p>
          </table:table-cell>
          <table:table-cell table:style-name="ce271" table:content-validation-name="val6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88" table:content-validation-name="val56"/>
          <table:table-cell table:style-name="ce695" table:content-validation-name="val35" table:formula="of:=[.$E26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6]+[.J26]" office:value-type="float" office:value="0" calcext:value-type="float">
            <text:p>0</text:p>
          </table:table-cell>
          <table:table-cell table:style-name="ce271" table:content-validation-name="val6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3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1" office:value-type="float" office:value="5" calcext:value-type="float">
            <text:p>5</text:p>
          </table:table-cell>
          <table:table-cell table:style-name="ce88" table:content-validation-name="val61"/>
          <table:table-cell table:style-name="ce458" table:content-validation-name="val35" table:formula="of:=-[.$E27]*[$KP_tablazat.$K$30]" office:value-type="float" office:value="-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7]+[.J27]" office:value-type="float" office:value="0" calcext:value-type="float">
            <text:p>0</text:p>
          </table:table-cell>
          <table:table-cell table:style-name="ce271" table:content-validation-name="val6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33" table:content-validation-name="val5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59"/>
          <table:covered-table-cell/>
          <table:table-cell table:style-name="ce168" table:content-validation-name="val60" office:value-type="float" office:value="1" calcext:value-type="float">
            <text:p>1</text:p>
          </table:table-cell>
          <table:table-cell table:style-name="ce88" table:content-validation-name="val62"/>
          <table:table-cell table:style-name="ce458" table:content-validation-name="val35" table:formula="of:=-[.$E28]*[$KP_tablazat.$K$28]" office:value-type="float" office:value="-0" calcext:value-type="float">
            <text:p>0</text:p>
          </table:table-cell>
          <table:table-cell table:style-name="ce230" table:content-validation-name="val56"/>
          <table:table-cell table:style-name="ce205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8]+[.J28]" office:value-type="float" office:value="0" calcext:value-type="float">
            <text:p>0</text:p>
          </table:table-cell>
          <table:table-cell table:style-name="ce271" table:content-validation-name="val6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33" table:content-validation-name="val5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59"/>
          <table:covered-table-cell/>
          <table:table-cell table:style-name="ce168" table:content-validation-name="val60" office:value-type="float" office:value="1" calcext:value-type="float">
            <text:p>1</text:p>
          </table:table-cell>
          <table:table-cell table:style-name="ce88" table:content-validation-name="val63"/>
          <table:table-cell table:style-name="ce458" table:content-validation-name="val35" table:formula="of:=-[.$E29]*[$KP_tablazat.$K$29]" office:value-type="float" office:value="-0" calcext:value-type="float">
            <text:p>0</text:p>
          </table:table-cell>
          <table:table-cell table:style-name="ce230" table:content-validation-name="val56"/>
          <table:table-cell table:style-name="ce462" table:content-validation-name="val56" table:number-columns-spanned="3" table:number-rows-spanned="1"/>
          <table:covered-table-cell table:number-columns-repeated="2" table:style-name="ce757" table:content-validation-name="val56"/>
          <table:table-cell table:style-name="ce481" table:content-validation-name="val54" office:value-type="float" office:value="0" calcext:value-type="float">
            <text:p>0</text:p>
          </table:table-cell>
          <table:table-cell table:style-name="ce278" table:content-validation-name="val6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6" table:number-columns-repeated="238"/>
        </table:table-row>
        <table:table-row table:style-name="ro1">
          <table:table-cell table:content-validation-name="val56" table:number-columns-spanned="6" table:number-rows-spanned="1"/>
          <table:covered-table-cell table:style-name="ce205" table:content-validation-name="val56"/>
          <table:covered-table-cell table:style-name="ce448" table:content-validation-name="val56"/>
          <table:covered-table-cell table:style-name="ce454" table:content-validation-name="val56"/>
          <table:covered-table-cell table:style-name="ce205" table:content-validation-name="val56"/>
          <table:covered-table-cell table:style-name="ce448" table:content-validation-name="val56"/>
          <table:table-cell table:number-columns-repeated="12"/>
          <table:table-cell table:content-validation-name="val5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438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8"/>
          <table:table-cell table:style-name="ce438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8"/>
          <table:table-cell table:style-name="ce43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8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content-validation-name="val56" table:number-columns-repeated="12"/>
          <table:table-cell table:number-columns-repeated="2"/>
          <table:table-cell table:content-validation-name="val56" table:number-columns-repeated="242"/>
        </table:table-row>
        <table:table-row table:style-name="ro1" table:number-rows-repeated="65463">
          <table:table-cell table:content-validation-name="val56" table:number-columns-repeated="256"/>
        </table:table-row>
        <table:table-row table:style-name="ro1">
          <table:table-cell table:content-validation-name="val56" table:number-columns-repeated="13"/>
          <table:table-cell table:number-columns-repeated="5"/>
          <table:table-cell table:content-validation-name="val5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2:Harcértékek.D5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922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2"/>
          <table:covered-table-cell table:number-columns-repeated="5" table:style-name="ce623"/>
          <table:covered-table-cell table:number-columns-repeated="2" table:style-name="ce2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3">
          <table:table-cell table:style-name="ce22"/>
          <table:table-cell table:style-name="ce22" table:number-columns-spanned="6" table:number-rows-spanned="1"/>
          <table:covered-table-cell table:number-columns-repeated="5" table:style-name="ce22"/>
          <table:table-cell table:style-name="ce22" table:number-columns-repeated="8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5"/>
          <table:table-cell table:style-name="ce538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8" table:content-validation-name="val96" office:value-type="string" calcext:value-type="string">
            <text:p>Módosítók</text:p>
          </table:table-cell>
          <table:table-cell table:style-name="ce538" table:content-validation-name="val103" office:value-type="string" calcext:value-type="string">
            <text:p>Összesen</text:p>
          </table:table-cell>
          <table:table-cell table:style-name="ce22"/>
          <table:table-cell table:style-name="ce612" office:value-type="string" calcext:value-type="string" table:number-columns-spanned="2" table:number-rows-spanned="1">
            <text:p>Összesen felvett HM:</text:p>
          </table:table-cell>
          <table:covered-table-cell table:style-name="ce22"/>
          <table:table-cell table:style-name="ce404" table:content-validation-name="val124" table:formula="of:=SUM([.B5:.B6])" office:value-type="float" office:value="0" calcext:value-type="float">
            <text:p>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5" table:content-validation-name="val87" office:value-type="float" office:value="10" calcext:value-type="float">
            <text:p>10</text:p>
          </table:table-cell>
          <table:table-cell table:style-name="ce575" table:content-validation-name="val9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51" table:content-validation-name="val104" table:formula="of:=[.C4]+[.D4]" office:value-type="float" office:value="15" calcext:value-type="float">
            <text:p>15</text:p>
          </table:table-cell>
          <table:table-cell table:style-name="ce22"/>
          <table:table-cell table:style-name="ce612" office:value-type="string" calcext:value-type="string" table:number-columns-spanned="2" table:number-rows-spanned="1">
            <text:p>Max felvehető HM:</text:p>
          </table:table-cell>
          <table:covered-table-cell table:style-name="ce22"/>
          <table:table-cell table:style-name="ce827" table:content-validation-name="val125" table:formula="of:=[KP_tablazat.K20]*[Tulajdonságok_képzettségek.D8]" office:value-type="float" office:value="30" calcext:value-type="float">
            <text:p>3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0" calcext:value-type="float">
            <text:p>0</text:p>
          </table:table-cell>
          <table:table-cell table:style-name="ce575" table:content-validation-name="val87" office:value-type="float" office:value="20" calcext:value-type="float">
            <text:p>20</text:p>
          </table:table-cell>
          <table:table-cell table:style-name="ce575" table:content-validation-name="val9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51" table:content-validation-name="val105" table:formula="of:=[.C5]+[.B5]+[.D5]" office:value-type="float" office:value="20" calcext:value-type="float">
            <text:p>20</text:p>
          </table:table-cell>
          <table:table-cell table:style-name="ce22" table:number-columns-repeated="5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0" calcext:value-type="float">
            <text:p>0</text:p>
          </table:table-cell>
          <table:table-cell table:style-name="ce575" table:content-validation-name="val87" office:value-type="float" office:value="120" calcext:value-type="float">
            <text:p>120</text:p>
          </table:table-cell>
          <table:table-cell table:style-name="ce575" table:content-validation-name="val9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51" table:content-validation-name="val106" table:formula="of:=[.C6]+[.B6]+[.D6]" office:value-type="float" office:value="120" calcext:value-type="float">
            <text:p>120</text:p>
          </table:table-cell>
          <table:table-cell table:style-name="ce22" table:number-columns-repeated="5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 table:number-columns-repeated="6"/>
          <table:table-cell table:style-name="ce612" office:value-type="string" calcext:value-type="string" table:number-columns-spanned="2" table:number-rows-spanned="1">
            <text:p>Össz felvett CM:</text:p>
          </table:table-cell>
          <table:covered-table-cell table:style-name="ce22"/>
          <table:table-cell table:style-name="ce406" table:content-validation-name="val32" table:formula="of:=[.B8]" office:value-type="float" office:value="0" calcext:value-type="float">
            <text:p>0 HM</text:p>
          </table:table-cell>
          <table:table-cell table:style-name="ce22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57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100" table:formula="of:=2*[Tulajdonságok_képzettségek.C24]" office:value-type="float" office:value="0" calcext:value-type="float">
            <text:p>0</text:p>
          </table:table-cell>
          <table:table-cell table:style-name="ce651" table:content-validation-name="val107" table:formula="of:=[.C8]+[.B8]+[.D8]" office:value-type="float" office:value="-30" calcext:value-type="float">
            <text:p>-30</text:p>
          </table:table-cell>
          <table:table-cell table:style-name="ce22"/>
          <table:table-cell table:style-name="ce612" office:value-type="string" calcext:value-type="string" table:number-columns-spanned="2" table:number-rows-spanned="1">
            <text:p>Max felvehető CM:</text:p>
          </table:table-cell>
          <table:covered-table-cell table:style-name="ce22"/>
          <table:table-cell table:style-name="ce827" table:content-validation-name="val126" table:formula="of:=[KP_tablazat.K23]*[Tulajdonságok_képzettségek.$D$8]" office:value-type="float" office:value="20" calcext:value-type="float">
            <text:p>2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 table:number-columns-spanned="9" table:number-rows-spanned="1"/>
          <table:covered-table-cell table:number-columns-repeated="5" table:style-name="ce623"/>
          <table:covered-table-cell table:number-columns-repeated="3" table:style-name="ce2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2" table:formula="of:=[Tulajdonságok_képzettségek.E10]" office:value-type="float" office:value="758" calcext:value-type="float">
            <text:p>758</text:p>
          </table:table-cell>
          <table:table-cell table:style-name="ce22"/>
          <table:table-cell table:style-name="ce612" office:value-type="string" calcext:value-type="string">
            <text:p>KP HM-re:</text:p>
          </table:table-cell>
          <table:table-cell table:style-name="ce361" table:content-validation-name="val108" table:formula="of:=[.I3]*[KP_tablazat.K19]+[.I7]*[KP_tablazat.K22]" office:value-type="float" office:value="0" calcext:value-type="float">
            <text:p>0 KP</text:p>
          </table:table-cell>
          <table:table-cell table:style-name="ce22"/>
          <table:table-cell table:style-name="ce612" office:value-type="string" calcext:value-type="string" table:number-columns-spanned="2" table:number-rows-spanned="1">
            <text:p>Átlag HM</text:p>
          </table:table-cell>
          <table:covered-table-cell table:style-name="ce22"/>
          <table:table-cell table:style-name="ce407" table:content-validation-name="val127" table:formula="of:=(([.I3]+[.I7])/[Tulajdonságok_képzettségek.D8])" office:value-type="float" office:value="0" calcext:value-type="float">
            <text:p>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00"/>
          <table:table-cell table:style-name="ce500" table:number-columns-spanned="6" table:number-rows-spanned="1"/>
          <table:covered-table-cell table:number-columns-repeated="5" table:style-name="ce500"/>
          <table:table-cell table:style-name="ce500" table:number-columns-repeated="8"/>
          <table:table-cell table:style-name="ce436"/>
          <table:table-cell table:style-name="ce855"/>
          <table:table-cell table:style-name="ce50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2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8" table:content-validation-name="val89" office:value-type="string" calcext:value-type="string">
            <text:p>Szint</text:p>
          </table:table-cell>
          <table:table-cell table:style-name="ce578" office:value-type="string" calcext:value-type="string">
            <text:p>KÉ</text:p>
          </table:table-cell>
          <table:table-cell table:style-name="ce578" office:value-type="string" calcext:value-type="string">
            <text:p>TÉ/CÉ</text:p>
          </table:table-cell>
          <table:table-cell table:style-name="ce578" office:value-type="string" calcext:value-type="string">
            <text:p>VÉ</text:p>
          </table:table-cell>
          <table:table-cell table:style-name="ce578" table:content-validation-name="val113" office:value-type="string" calcext:value-type="string">
            <text:p>Sebesség</text:p>
          </table:table-cell>
          <table:table-cell table:style-name="ce57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2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$J16]" office:value-type="float" office:value="6" calcext:value-type="float">
            <text:p>6</text:p>
          </table:table-cell>
          <table:table-cell table:style-name="ce348" table:content-validation-name="val32" table:formula="of:=VLOOKUP([.$C14];harcmodorok;2)+[.$E$4]" office:value-type="float" office:value="18" calcext:value-type="float">
            <text:p>18</text:p>
          </table:table-cell>
          <table:table-cell table:style-name="ce348" table:content-validation-name="val32" table:formula="of:=VLOOKUP([.$C14];harcmodorok;3)+[.$E$5]" office:value-type="float" office:value="29" calcext:value-type="float">
            <text:p>29</text:p>
          </table:table-cell>
          <table:table-cell table:style-name="ce348" table:content-validation-name="val32" table:formula="of:=VLOOKUP([.$C14];harcmodorok;4)+[.$E$6]" office:value-type="float" office:value="129" calcext:value-type="float">
            <text:p>129</text:p>
          </table:table-cell>
          <table:table-cell table:style-name="ce348" table:content-validation-name="val113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$J17]" office:value-type="float" office:value="6" calcext:value-type="float">
            <text:p>6</text:p>
          </table:table-cell>
          <table:table-cell table:style-name="ce348" table:content-validation-name="val32" table:formula="of:=VLOOKUP([.$C15];harcmodorok;2)+[.$E$4]" office:value-type="float" office:value="18" calcext:value-type="float">
            <text:p>18</text:p>
          </table:table-cell>
          <table:table-cell table:style-name="ce348" table:content-validation-name="val32" table:formula="of:=VLOOKUP([.$C15];harcmodorok;3)+[.$E$5]" office:value-type="float" office:value="29" calcext:value-type="float">
            <text:p>29</text:p>
          </table:table-cell>
          <table:table-cell table:style-name="ce348" table:content-validation-name="val32" table:formula="of:=VLOOKUP([.$C15];harcmodorok;4)+[.$E$6]" office:value-type="float" office:value="129" calcext:value-type="float">
            <text:p>129</text:p>
          </table:table-cell>
          <table:table-cell table:style-name="ce348" table:content-validation-name="val113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$J18]" office:value-type="float" office:value="0" calcext:value-type="float">
            <text:p>0</text:p>
          </table:table-cell>
          <table:table-cell table:style-name="ce348" table:content-validation-name="val32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3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$J19]" office:value-type="float" office:value="0" calcext:value-type="float">
            <text:p>0</text:p>
          </table:table-cell>
          <table:table-cell table:style-name="ce348" table:content-validation-name="val32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3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$J20]" office:value-type="float" office:value="0" calcext:value-type="float">
            <text:p>0</text:p>
          </table:table-cell>
          <table:table-cell table:style-name="ce348" table:content-validation-name="val32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$J21]" office:value-type="float" office:value="0" calcext:value-type="float">
            <text:p>0</text:p>
          </table:table-cell>
          <table:table-cell table:style-name="ce348" table:content-validation-name="val32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$J22]" office:value-type="float" office:value="0" calcext:value-type="float">
            <text:p>0</text:p>
          </table:table-cell>
          <table:table-cell table:style-name="ce348" table:content-validation-name="val32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$J23]" office:value-type="float" office:value="0" calcext:value-type="float">
            <text:p>0</text:p>
          </table:table-cell>
          <table:table-cell table:style-name="ce348" table:content-validation-name="val32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2"/>
          <table:table-cell table:number-columns-repeated="2"/>
          <table:table-cell table:style-name="ce22" table:number-columns-repeated="2"/>
          <table:table-cell table:style-name="ce623"/>
          <table:table-cell table:style-name="ce855"/>
          <table:table-cell table:style-name="ce22" table:number-columns-repeated="239"/>
        </table:table-row>
        <table:table-row table:style-name="ro6">
          <table:table-cell table:style-name="ce500" table:number-columns-spanned="9" table:number-rows-spanned="1"/>
          <table:covered-table-cell table:number-columns-repeated="7" table:style-name="ce500"/>
          <table:covered-table-cell table:style-name="ce410"/>
          <table:table-cell table:style-name="ce50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50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4"/>
          <table:covered-table-cell table:number-columns-repeated="5" table:style-name="ce337"/>
          <table:covered-table-cell table:style-name="ce544"/>
          <table:covered-table-cell table:style-name="ce719"/>
          <table:table-cell table:style-name="ce500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4" table:content-validation-name="val56" office:value-type="string" calcext:value-type="string">
            <text:p>Fegyver</text:p>
          </table:table-cell>
          <table:table-cell table:style-name="ce317" table:content-validation-name="val56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19" office:value-type="string" calcext:value-type="string">
            <text:p>SP</text:p>
          </table:table-cell>
          <table:table-cell table:style-name="ce719" office:value-type="string" calcext:value-type="string" table:number-columns-spanned="2" table:number-rows-spanned="1">
            <text:p>Komment</text:p>
          </table:table-cell>
          <table:covered-table-cell table:style-name="ce22"/>
          <table:table-cell table:style-name="ce500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293" table:content-validation-name="val66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2" table:content-validation-name="val32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2" table:content-validation-name="val32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2" table:content-validation-name="val114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23" table:number-columns-repeated="5"/>
          <table:table-cell table:style-name="ce855"/>
          <table:table-cell table:style-name="ce22" table:number-columns-repeated="239"/>
        </table:table-row>
        <table:table-row table:style-name="ro1">
          <table:table-cell table:style-name="ce506" table:content-validation-name="val67" office:value-type="string" calcext:value-type="string">
            <text:p>Kard, kígyó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26];kezifegyverek_all;9;0))=1);(VLOOKUP([.$A26];kezifegyverek_all;9;0)+[.$C26]*[KP_tablazat.E$47]);[KP_tablazat.$K$38])" office:value-type="float" office:value="5" calcext:value-type="float">
            <text:p>5</text:p>
          </table:table-cell>
          <table:table-cell table:style-name="ce592" table:content-validation-name="val32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92" table:content-validation-name="val32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92" table:content-validation-name="val11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 V/S" calcext:value-type="string">
            <text:p>3 <text:s/>V/S</text:p>
          </table:table-cell>
          <table:table-cell table:style-name="ce755" table:content-validation-name="val56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4"/>
          <table:covered-table-cell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7" table:content-validation-name="val67" office:value-type="string" calcext:value-type="string">
            <text:p>Kard, rövid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27];kezifegyverek_all;9;0))=1);(VLOOKUP([.$A27];kezifegyverek_all;9;0)+[.$C27]*[KP_tablazat.E$47]);[KP_tablazat.$K$38])" office:value-type="float" office:value="4" calcext:value-type="float">
            <text:p>4</text:p>
          </table:table-cell>
          <table:table-cell table:style-name="ce592" table:content-validation-name="val32" table:formula="of:=IF((ISNUMBER(VLOOKUP([.$A27];kezifegyverek_all;10;0))=1);(VLOOKUP([.$A27];kezifegyverek_all;10;0)+[.$C27]*[KP_tablazat.$F$47]);[KP_tablazat.$K$38])" office:value-type="float" office:value="8" calcext:value-type="float">
            <text:p>8</text:p>
          </table:table-cell>
          <table:table-cell table:style-name="ce592" table:content-validation-name="val32" table:formula="of:=IF((ISNUMBER(VLOOKUP([.$A27];kezifegyverek_all;11;0))=1);(VLOOKUP([.$A27];kezifegyverek_all;11;0)+[.$C27]*[KP_tablazat.$G$47]);[KP_tablazat.$K$38])" office:value-type="float" office:value="8" calcext:value-type="float">
            <text:p>8</text:p>
          </table:table-cell>
          <table:table-cell table:style-name="ce592" table:content-validation-name="val11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755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7">
          <table:table-cell table:style-name="ce506" table:content-validation-name="val67" office:value-type="string" calcext:value-type="string">
            <text:p>Pika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9" calcext:value-type="float">
            <text:p>9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28];kezifegyverek_all;9;0))=1);(VLOOKUP([.$A28];kezifegyverek_all;9;0)+[.$C28]*[KP_tablazat.E$47]);[KP_tablazat.$K$38])" office:value-type="float" office:value="18" calcext:value-type="float">
            <text:p>18</text:p>
          </table:table-cell>
          <table:table-cell table:style-name="ce592" table:content-validation-name="val32" table:formula="of:=IF((ISNUMBER(VLOOKUP([.$A28];kezifegyverek_all;10;0))=1);(VLOOKUP([.$A28];kezifegyverek_all;10;0)+[.$C28]*[KP_tablazat.$F$47]);[KP_tablazat.$K$38])" office:value-type="float" office:value="40" calcext:value-type="float">
            <text:p>40</text:p>
          </table:table-cell>
          <table:table-cell table:style-name="ce592" table:content-validation-name="val32" table:formula="of:=IF((ISNUMBER(VLOOKUP([.$A28];kezifegyverek_all;11;0))=1);(VLOOKUP([.$A28];kezifegyverek_all;11;0)+[.$C28]*[KP_tablazat.$G$47]);[KP_tablazat.$K$38])" office:value-type="float" office:value="40" calcext:value-type="float">
            <text:p>40</text:p>
          </table:table-cell>
          <table:table-cell table:style-name="ce592" table:content-validation-name="val11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S" calcext:value-type="string">
            <text:p>2 S</text:p>
          </table:table-cell>
          <table:table-cell table:style-name="ce755" table:formula="of:=COM.MICROSOFT.CONCAT(IF(VLOOKUP([.$A28];kezifegyverek_all;7;0)=1;&quot;MK szabály!&quot;;&quot;&quot;); VLOOKUP([.$A28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6" table:content-validation-name="val67" office:value-type="string" calcext:value-type="string">
            <text:p>Tőr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29];kezifegyverek_all;9;0))=1);(VLOOKUP([.$A29];kezifegyverek_all;9;0)+[.$C29]*[KP_tablazat.E$47]);[KP_tablazat.$K$38])" office:value-type="float" office:value="2" calcext:value-type="float">
            <text:p>2</text:p>
          </table:table-cell>
          <table:table-cell table:style-name="ce592" table:content-validation-name="val32" table:formula="of:=IF((ISNUMBER(VLOOKUP([.$A29];kezifegyverek_all;10;0))=1);(VLOOKUP([.$A29];kezifegyverek_all;10;0)+[.$C29]*[KP_tablazat.$F$47]);[KP_tablazat.$K$38])" office:value-type="float" office:value="4" calcext:value-type="float">
            <text:p>4</text:p>
          </table:table-cell>
          <table:table-cell table:style-name="ce592" table:content-validation-name="val32" table:formula="of:=IF((ISNUMBER(VLOOKUP([.$A29];kezifegyverek_all;11;0))=1);(VLOOKUP([.$A29];kezifegyverek_all;11;0)+[.$C29]*[KP_tablazat.$G$47]);[KP_tablazat.$K$38])" office:value-type="float" office:value="4" calcext:value-type="float">
            <text:p>4</text:p>
          </table:table-cell>
          <table:table-cell table:style-name="ce592" table:content-validation-name="val11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1 S/V" calcext:value-type="string">
            <text:p>1 S/V</text:p>
          </table:table-cell>
          <table:table-cell table:style-name="ce755" table:formula="of:=COM.MICROSOFT.CONCAT(IF(VLOOKUP([.$A29];kezifegyverek_all;7;0)=1;&quot;MK szabály!&quot;;&quot;&quot;); VLOOKUP([.$A29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8">
          <table:table-cell table:style-name="ce506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2" table:content-validation-name="val32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2" table:content-validation-name="val32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2" table:content-validation-name="val32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2" table:content-validation-name="val11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16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2"/>
          <table:table-cell table:style-name="ce500"/>
          <table:table-cell table:style-name="ce436"/>
          <table:table-cell table:style-name="ce22"/>
          <table:table-cell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4" table:content-validation-name="val68" office:value-type="string" calcext:value-type="string">
            <text:p>Távolsági fegyver</text:p>
          </table:table-cell>
          <table:table-cell table:style-name="ce317" table:content-validation-name="val56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19" office:value-type="string" calcext:value-type="string">
            <text:p>SP</text:p>
          </table:table-cell>
          <table:table-cell table:style-name="ce719" office:value-type="string" calcext:value-type="string" table:number-columns-spanned="2" table:number-rows-spanned="1">
            <text:p>Hatótáv + Komment</text:p>
          </table:table-cell>
          <table:covered-table-cell table:style-name="ce22"/>
          <table:table-cell table:style-name="ce500"/>
          <table:table-cell table:style-name="ce436"/>
          <table:table-cell table:style-name="ce871"/>
          <table:table-cell/>
          <table:table-cell table:style-name="ce436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8">
          <table:table-cell table:style-name="ce506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2" table:content-validation-name="val32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9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92" table:content-validation-name="val11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8">
          <table:table-cell table:style-name="ce507" table:content-validation-name="val70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2" table:content-validation-name="val32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2" table:content-validation-name="val11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23"/>
          <table:covered-table-cell/>
          <table:covered-table-cell table:style-name="ce22"/>
          <table:covered-table-cell table:style-name="ce283"/>
          <table:table-cell table:style-name="ce22" table:number-columns-repeated="2"/>
          <table:table-cell table:style-name="ce673"/>
          <table:table-cell table:style-name="ce22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2"/>
          <table:table-cell table:style-name="ce623"/>
          <table:table-cell table:style-name="ce439"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0">
          <table:table-cell table:style-name="ce296" table:content-validation-name="val7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4" table:content-validation-name="val80"/>
          <table:table-cell table:style-name="ce341" table:content-validation-name="val92" office:value-type="string" calcext:value-type="string">
            <text:p>Tám/kör</text:p>
          </table:table-cell>
          <table:table-cell table:style-name="ce504" office:value-type="string" calcext:value-type="string">
            <text:p>KÉ</text:p>
          </table:table-cell>
          <table:table-cell table:style-name="ce504" office:value-type="string" calcext:value-type="string">
            <text:p>TÉ/CÉ</text:p>
          </table:table-cell>
          <table:table-cell table:style-name="ce504" office:value-type="string" calcext:value-type="string">
            <text:p>VÉ/Osztó</text:p>
          </table:table-cell>
          <table:table-cell table:style-name="ce71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2"/>
          <table:table-cell table:style-name="ce22"/>
          <table:table-cell table:style-name="ce623" table:content-validation-name="val56"/>
          <table:table-cell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7" table:content-validation-name="val7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9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8" calcext:value-type="float">
            <text:p>8</text:p>
          </table:table-cell>
          <table:table-cell table:style-name="ce351" table:content-validation-name="val10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9" calcext:value-type="float">
            <text:p>19</text:p>
          </table:table-cell>
          <table:table-cell table:style-name="ce368" table:content-validation-name="val10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19" calcext:value-type="float">
            <text:p>119</text:p>
          </table:table-cell>
          <table:table-cell table:style-name="ce380" table:content-validation-name="val118" table:formula="of:=[.G25]" office:value-type="string" office:string-value="-5 Z" calcext:value-type="string">
            <text:p>-5 Z</text:p>
          </table:table-cell>
          <table:table-cell table:style-name="ce761" table:content-validation-name="val7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2"/>
          <table:table-cell table:style-name="ce635"/>
          <table:table-cell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73"/>
          <table:table-cell table:style-name="ce59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3" calcext:value-type="float">
            <text:p>23</text:p>
          </table:table-cell>
          <table:table-cell table:style-name="ce351" table:content-validation-name="val10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0" calcext:value-type="float">
            <text:p>40</text:p>
          </table:table-cell>
          <table:table-cell table:style-name="ce368" table:content-validation-name="val10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0" calcext:value-type="float">
            <text:p>140</text:p>
          </table:table-cell>
          <table:table-cell table:style-name="ce592" table:content-validation-name="val115" table:formula="of:=[.G26]" office:value-type="string" office:string-value="3  V/S" calcext:value-type="string">
            <text:p>3 <text:s/>V/S</text:p>
          </table:table-cell>
          <table:table-cell table:style-name="ce718" table:number-columns-spanned="2" table:number-rows-spanned="1"/>
          <table:covered-table-cell table:style-name="ce411"/>
          <table:table-cell table:style-name="ce22"/>
          <table:table-cell table:style-name="ce437"/>
          <table:table-cell table:style-name="ce1063" office:value-type="string" calcext:value-type="string">
            <text:p>TODO kétkezes harc</text:p>
          </table:table-cell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73"/>
          <table:table-cell table:style-name="ce59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2" calcext:value-type="float">
            <text:p>22</text:p>
          </table:table-cell>
          <table:table-cell table:style-name="ce351" table:content-validation-name="val10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37" calcext:value-type="float">
            <text:p>37</text:p>
          </table:table-cell>
          <table:table-cell table:style-name="ce368" table:content-validation-name="val10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37" calcext:value-type="float">
            <text:p>137</text:p>
          </table:table-cell>
          <table:table-cell table:style-name="ce592" table:content-validation-name="val115" table:formula="of:=[.G27]" office:value-type="string" office:string-value="2 S/V" calcext:value-type="string">
            <text:p>2 S/V</text:p>
          </table:table-cell>
          <table:table-cell table:style-name="ce761" table:number-columns-spanned="2" table:number-rows-spanned="1"/>
          <table:covered-table-cell table:style-name="ce411"/>
          <table:table-cell table:style-name="ce22"/>
          <table:table-cell table:style-name="ce437"/>
          <table:table-cell table:style-name="ce439" office:value-type="string" calcext:value-type="string">
            <text:p>- 2 pengénél</text:p>
          </table:table-cell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8];kezifegyverek_all;11;0))&gt;1;([.$A28]&amp;&quot; (&quot;&amp;VLOOKUP([.$A28];kezifegyverek_all;13;0)&amp;&quot;)&quot;);[.$A28])" office:value-type="string" office:string-value="Pika (lándzsavívás)" calcext:value-type="string" table:number-columns-spanned="2" table:number-rows-spanned="1">
            <text:p>Pika (lándzsavívás)</text:p>
          </table:table-cell>
          <table:covered-table-cell table:style-name="ce322" table:content-validation-name="val73"/>
          <table:table-cell table:style-name="ce59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float" office:value="1" calcext:value-type="float">
            <text:p>1</text:p>
          </table:table-cell>
          <table:table-cell table:style-name="ce351" table:content-validation-name="val10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3" calcext:value-type="float">
            <text:p>13</text:p>
          </table:table-cell>
          <table:table-cell table:style-name="ce351" table:content-validation-name="val10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30" calcext:value-type="float">
            <text:p>30</text:p>
          </table:table-cell>
          <table:table-cell table:style-name="ce368" table:content-validation-name="val10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30" calcext:value-type="float">
            <text:p>130</text:p>
          </table:table-cell>
          <table:table-cell table:style-name="ce592" table:content-validation-name="val115" table:formula="of:=[.G28]" office:value-type="string" office:string-value="2 S" calcext:value-type="string">
            <text:p>2 S</text:p>
          </table:table-cell>
          <table:table-cell table:style-name="ce761" table:number-columns-spanned="2" table:number-rows-spanned="1"/>
          <table:covered-table-cell table:style-name="ce411"/>
          <table:table-cell table:style-name="ce22"/>
          <table:table-cell table:style-name="ce635"/>
          <table:table-cell office:value-type="string" calcext:value-type="string">
            <text:p><text:s text:c="2"/>- Erő +2 követelmény (az AND nem muxik)</text:p>
          </table:table-cell>
          <table:table-cell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9];kezifegyverek_all;11;0))&gt;1;([.$A29]&amp;&quot; (&quot;&amp;VLOOKUP([.$A29];kezifegyverek_all;13;0)&amp;&quot;)&quot;);[.$A29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3"/>
          <table:table-cell table:style-name="ce59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float" office:value="2" calcext:value-type="float">
            <text:p>2</text:p>
          </table:table-cell>
          <table:table-cell table:style-name="ce351" table:content-validation-name="val10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float" office:value="20" calcext:value-type="float">
            <text:p>20</text:p>
          </table:table-cell>
          <table:table-cell table:style-name="ce351" table:content-validation-name="val10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float" office:value="33" calcext:value-type="float">
            <text:p>33</text:p>
          </table:table-cell>
          <table:table-cell table:style-name="ce368" table:content-validation-name="val10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float" office:value="133" calcext:value-type="float">
            <text:p>133</text:p>
          </table:table-cell>
          <table:table-cell table:style-name="ce592" table:content-validation-name="val115" table:formula="of:=[.G29]" office:value-type="string" office:string-value="1 S/V" calcext:value-type="string">
            <text:p>1 S/V</text:p>
          </table:table-cell>
          <table:table-cell table:style-name="ce761" table:number-columns-spanned="2" table:number-rows-spanned="1"/>
          <table:covered-table-cell table:style-name="ce411"/>
          <table:table-cell table:style-name="ce22"/>
          <table:table-cell table:style-name="ce437"/>
          <table:table-cell office:value-type="string" calcext:value-type="string">
            <text:p><text:s text:c="2"/>- warning szöveg nem látszik</text:p>
          </table:table-cell>
          <table:table-cell table:style-name="ce439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3"/>
          <table:table-cell table:style-name="ce59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22" table:content-validation-name="val115" table:formula="of:=[.G30]" office:value-type="string" office:string-value="N/A" calcext:value-type="string">
            <text:p>N/A</text:p>
          </table:table-cell>
          <table:table-cell table:style-name="ce761" table:number-columns-spanned="2" table:number-rows-spanned="1"/>
          <table:covered-table-cell table:style-name="ce416"/>
          <table:table-cell table:style-name="ce22"/>
          <table:table-cell table:style-name="ce162"/>
          <table:table-cell/>
          <table:table-cell table:style-name="ce439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9" table:content-validation-name="val7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3"/>
          <table:table-cell table:style-name="ce343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5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2" table:number-columns-repeated="2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0" table:content-validation-name="val7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3"/>
          <table:table-cell table:style-name="ce344" table:content-validation-name="val9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2" table:number-columns-repeated="2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0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2" table:number-columns-spanned="3" table:number-rows-spanned="1"/>
          <table:covered-table-cell table:number-columns-repeated="2" table:style-name="ce761"/>
          <table:table-cell table:style-name="ce22"/>
          <table:table-cell table:style-name="ce623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2" table:content-validation-name="val119"/>
          <table:covered-table-cell table:style-name="ce761"/>
          <table:covered-table-cell table:style-name="ce22"/>
          <table:table-cell table:style-name="ce22"/>
          <table:table-cell table:style-name="ce623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1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35" table:formula="of:=VLOOKUP([.$B$49];pajzsok;3;0)" office:value-type="float" office:value="0" calcext:value-type="float">
            <text:p>0</text:p>
          </table:table-cell>
          <table:table-cell table:style-name="ce722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2"/>
          <table:table-cell table:style-name="ce22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style-name="ce897"/>
          <table:covered-table-cell table:number-columns-repeated="2" table:style-name="ce903"/>
          <table:covered-table-cell table:style-name="ce908"/>
          <table:table-cell table:style-name="ce917"/>
          <table:table-cell table:style-name="ce22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2" table:number-columns-repeated="2"/>
          <table:table-cell table:style-name="ce847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22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8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600"/>
          <table:table-cell table:style-name="ce607"/>
          <table:table-cell table:style-name="ce656" table:content-validation-name="val9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500"/>
          <table:table-cell table:style-name="ce22"/>
          <table:table-cell table:style-name="ce890" table:content-validation-name="val130" table:formula="of:=IF((ISNUMBER(VLOOKUP([.$B52];kezifegyverek_all;9;0))=1);(VLOOKUP([.$B52];kezifegyverek_all;9;0)+IF([.B51]&gt;=[$KP_tablazat.$K$65];VLOOKUP([.$B$52];valasztott_fegyverek_all;3;0)*[KP_tablazat.E$47];0));[KP_tablazat.$K$38])" office:value-type="float" office:value="5" calcext:value-type="float">
            <text:p>5</text:p>
          </table:table-cell>
          <table:table-cell table:style-name="ce898" table:content-validation-name="val130" table:formula="of:=IF((ISNUMBER(VLOOKUP([.$B52];kezifegyverek_all;10;0))=1);(VLOOKUP([.$B52];kezifegyverek_all;10;0)+IF([.$B$51]&gt;=[$KP_tablazat.$K$65];VLOOKUP([.$B$52];valasztott_fegyverek_all;3;0)*[KP_tablazat.F$47];0));[KP_tablazat.$K$38])" office:value-type="float" office:value="11" calcext:value-type="float">
            <text:p>11</text:p>
          </table:table-cell>
          <table:table-cell table:style-name="ce898" table:content-validation-name="val130" table:formula="of:=IF((ISNUMBER(VLOOKUP([.$B52];kezifegyverek_all;11;0))=1);(VLOOKUP([.$B52];kezifegyverek_all;11;0)+IF([.$B$51]&gt;=[$KP_tablazat.$K$65];VLOOKUP([.$B$52];valasztott_fegyverek_all;3;0)*[KP_tablazat.G$47];0));[KP_tablazat.$K$38])" office:value-type="float" office:value="11" calcext:value-type="float">
            <text:p>11</text:p>
          </table:table-cell>
          <table:table-cell table:style-name="ce904" table:content-validation-name="val130" table:formula="of:=IF((ISNUMBER(VLOOKUP([.$B52];kezifegyverek_all;3;0))=1);(VLOOKUP([.$B52];kezifegyverek_all;3;0)+IF([.$B$51]&gt;=[$KP_tablazat.$K$65];VLOOKUP([.$B$52];valasztott_fegyverek_all;3;0)*[KP_tablazat.H$47];0));[KP_tablazat.$K$38])" office:value-type="float" office:value="3" calcext:value-type="float">
            <text:p>3</text:p>
          </table:table-cell>
          <table:table-cell table:style-name="ce909" table:formula="of:=IF((ISNUMBER(VLOOKUP([.$B52];kezifegyverek_all;8;0))=1);(VLOOKUP([.$B52];kezifegyverek_all;8;0)))" office:value-type="float" office:value="1" calcext:value-type="float">
            <text:p>1</text:p>
          </table:table-cell>
          <table:table-cell table:style-name="ce919" table:formula="of:=VLOOKUP([.$B$52];valasztott_fegyverek_all;2;0)" office:value-type="float" office:value="6" calcext:value-type="float">
            <text:p>6</text:p>
          </table:table-cell>
          <table:table-cell table:style-name="ce22" table:number-columns-repeated="239"/>
        </table:table-row>
        <table:table-row table:style-name="ro1">
          <table:table-cell table:style-name="ce521" table:content-validation-name="val74" office:value-type="string" calcext:value-type="string">
            <text:p>Elsődleges fegyver</text:p>
          </table:table-cell>
          <table:table-cell table:style-name="ce561" table:content-validation-name="val83" office:value-type="string" calcext:value-type="string" table:number-columns-spanned="2" table:number-rows-spanned="1">
            <text:p>Kard, kígyó</text:p>
          </table:table-cell>
          <table:covered-table-cell table:style-name="ce601" table:content-validation-name="val95"/>
          <table:table-cell table:style-name="ce605"/>
          <table:table-cell table:style-name="ce657" table:formula="of:=1+ROUNDDOWN([.F55]/[.Q51])" office:value-type="float" office:value="1" calcext:value-type="float">
            <text:p>1</text:p>
          </table:table-cell>
          <table:table-cell table:style-name="ce682" table:formula="of:=VLOOKUP(VLOOKUP([.$B$52];kezifegyverek_all;13;0);harcmodor_harcertekek;4;0)+[.L$51]+[.L$56]" office:value-type="float" office:value="13" calcext:value-type="float">
            <text:p>13</text:p>
          </table:table-cell>
          <table:table-cell table:style-name="ce682" table:formula="of:=VLOOKUP(VLOOKUP([.$B$52];kezifegyverek_all;13;0);harcmodor_harcertekek;4;0)+[.M$51]+[.M$56]" office:value-type="float" office:value="19" calcext:value-type="float">
            <text:p>19</text:p>
          </table:table-cell>
          <table:table-cell table:style-name="ce682" table:formula="of:=VLOOKUP(VLOOKUP([.$B$52];kezifegyverek_all;13;0);harcmodor_harcertekek;4;0)+[.N$51]+[.N$56]" office:value-type="float" office:value="19" calcext:value-type="float">
            <text:p>19</text:p>
          </table:table-cell>
          <table:table-cell table:style-name="ce874" table:content-validation-name="val128" table:formula="of:=COM.MICROSOFT.CONCAT([.O56];&quot; / &quot;; [.O51])" office:value-type="string" office:string-value="0 / 3" calcext:value-type="string">
            <text:p>0 / 3</text:p>
          </table:table-cell>
          <table:table-cell table:style-name="ce500" table:number-columns-repeated="2"/>
          <table:table-cell table:style-name="ce852"/>
          <table:table-cell table:number-columns-repeated="2"/>
          <table:table-cell table:style-name="ce905"/>
          <table:table-cell table:style-name="ce963"/>
          <table:table-cell table:style-name="ce918"/>
          <table:table-cell table:style-name="ce500" table:number-columns-repeated="239"/>
        </table:table-row>
        <table:table-row table:style-name="ro1">
          <table:table-cell table:style-name="ce521" table:content-validation-name="val74" office:value-type="string" calcext:value-type="string">
            <text:p>Másodlagos fegyver</text:p>
          </table:table-cell>
          <table:table-cell table:style-name="ce561" table:content-validation-name="val84" office:value-type="string" calcext:value-type="string" table:number-columns-spanned="2" table:number-rows-spanned="1">
            <text:p>Tőr</text:p>
          </table:table-cell>
          <table:covered-table-cell table:style-name="ce602" table:content-validation-name="val95"/>
          <table:table-cell table:style-name="ce608"/>
          <table:table-cell table:style-name="ce606" table:number-columns-repeated="4"/>
          <table:table-cell table:style-name="ce875"/>
          <table:table-cell table:style-name="ce500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/>
          <table:covered-table-cell table:style-name="ce22"/>
          <table:covered-table-cell table:style-name="ce586"/>
          <table:covered-table-cell table:style-name="ce963"/>
          <table:table-cell table:style-name="ce918"/>
          <table:table-cell table:style-name="ce500" table:number-columns-repeated="239"/>
        </table:table-row>
        <table:table-row table:style-name="ro1">
          <table:table-cell table:style-name="ce524"/>
          <table:table-cell table:number-columns-repeated="2"/>
          <table:table-cell table:style-name="ce281"/>
          <table:table-cell/>
          <table:table-cell table:style-name="ce436" table:number-columns-repeated="3"/>
          <table:table-cell table:style-name="ce876"/>
          <table:table-cell/>
          <table:table-cell table:style-name="ce500"/>
          <table:table-cell table:style-name="ce847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500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85" table:formula="of:=IF([.B51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2"/>
          <table:table-cell table:style-name="ce659" office:value-type="string" calcext:value-type="string">
            <text:p>HM Sebesség</text:p>
          </table:table-cell>
          <table:table-cell table:style-name="ce659" table:content-validation-name="val111" table:formula="of:=VLOOKUP(VLOOKUP([.$B$52];kezifegyverek_all;13;0);harcmodor_harcertekek;7;0)+VLOOKUP([.B51];ketkezes_harc_bonuszok;2;0)+IF([.$B$55]=1;[$KP_tablazat.K61];[$KP_tablazat.K60])-([.$I$55]/0.5)" office:value-type="float" office:value="5" calcext:value-type="float">
            <text:p>5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659"/>
          <table:table-cell table:style-name="ce877" table:content-validation-name="val111" table:formula="of:=[.P51]+[.P56]" office:value-type="float" office:value="1" calcext:value-type="float">
            <text:p>1</text:p>
          </table:table-cell>
          <table:table-cell table:style-name="ce841"/>
          <table:table-cell table:style-name="ce500"/>
          <table:table-cell table:style-name="ce893" table:content-validation-name="val130" table:formula="of:=IF((ISNUMBER(VLOOKUP([.$B53];kezifegyverek_all;9;0))=1);(VLOOKUP([.$B53];kezifegyverek_all;9;0)+IF([.B51]&gt;=[$KP_tablazat.$K$66];VLOOKUP([.$B$53];valasztott_fegyverek_all;3;0)*[KP_tablazat.E$47];0));[KP_tablazat.$K$38])" office:value-type="float" office:value="2" calcext:value-type="float">
            <text:p>2</text:p>
          </table:table-cell>
          <table:table-cell table:style-name="ce899" table:content-validation-name="val130" table:formula="of:=IF((ISNUMBER(VLOOKUP([.$B53];kezifegyverek_all;10;0))=1);(VLOOKUP([.$B53];kezifegyverek_all;10;0)+IF([.B51]&gt;=[$KP_tablazat.K66];VLOOKUP([.$B$53];valasztott_fegyverek_all;3;0)*[KP_tablazat.F$47];0));[KP_tablazat.$K$38])" office:value-type="float" office:value="4" calcext:value-type="float">
            <text:p>4</text:p>
          </table:table-cell>
          <table:table-cell table:style-name="ce899" table:content-validation-name="val130" table:formula="of:=IF((ISNUMBER(VLOOKUP([.$B53];kezifegyverek_all;11;0))=1);(VLOOKUP([.$B53];kezifegyverek_all;11;0)+IF([.$B$51]&gt;=[$KP_tablazat.$K$66];VLOOKUP([.$B$53];valasztott_fegyverek_all;3;0)*[KP_tablazat.G$47];0));[KP_tablazat.$K$38])" office:value-type="float" office:value="4" calcext:value-type="float">
            <text:p>4</text:p>
          </table:table-cell>
          <table:table-cell table:style-name="ce906" table:content-validation-name="val130" table:formula="of:=IF((ISNUMBER(VLOOKUP([.$B53];kezifegyverek_all;3;0))=1);(VLOOKUP([.$B53];kezifegyverek_all;3;0)+IF([.$B$51]&gt;=[$KP_tablazat.$K$66];VLOOKUP([.$B$53];valasztott_fegyverek_all;3;0)*[KP_tablazat.H$47];0));[KP_tablazat.$K$38])" office:value-type="float" office:value="1" calcext:value-type="float">
            <text:p>1</text:p>
          </table:table-cell>
          <table:table-cell table:style-name="ce911" table:formula="of:=IF((ISNUMBER(VLOOKUP([.$B53];kezifegyverek_all;8;0))=1);(VLOOKUP([.$B53];kezifegyverek_all;8;0)))" office:value-type="float" office:value="0" calcext:value-type="float">
            <text:p>0</text:p>
          </table:table-cell>
          <table:table-cell table:style-name="ce918"/>
          <table:table-cell table:style-name="ce500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500" table:number-columns-repeated="2"/>
          <table:table-cell table:style-name="ce894" table:content-validation-name="val130" table:formula="of:=IF([.$B$51]&gt;0;[.L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M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N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500" table:number-columns-repeated="239"/>
        </table:table-row>
        <table:table-row table:style-name="ro1">
          <table:table-cell table:style-name="ce526" table:content-validation-name="val75" office:value-type="string" calcext:value-type="string">
            <text:p><text:s/>Páncél, vértezet</text:p>
          </table:table-cell>
          <table:table-cell table:style-name="ce563" table:number-columns-spanned="2" table:number-rows-spanned="1"/>
          <table:covered-table-cell table:style-name="ce607"/>
          <table:table-cell table:style-name="ce636" table:content-validation-name="val102" office:value-type="string" calcext:value-type="string">
            <text:p>MGT</text:p>
          </table:table-cell>
          <table:table-cell table:style-name="ce660"/>
          <table:table-cell table:style-name="ce684"/>
          <table:table-cell table:style-name="ce726" table:content-validation-name="val120" office:value-type="string" calcext:value-type="string" table:number-columns-spanned="3" table:number-rows-spanned="1">
            <text:p>SFÉ</text:p>
          </table:table-cell>
          <table:covered-table-cell table:style-name="ce788"/>
          <table:covered-table-cell table:style-name="ce878"/>
          <table:table-cell table:style-name="ce22" table:number-columns-repeated="2"/>
          <table:table-cell table:style-name="ce855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531" table:number-columns-spanned="2" table:number-rows-spanned="1"/>
          <table:covered-table-cell table:style-name="ce609"/>
          <table:table-cell table:style-name="ce638" office:value-type="string" calcext:value-type="string">
            <text:p>MGT full</text:p>
          </table:table-cell>
          <table:table-cell table:style-name="ce661"/>
          <table:table-cell table:style-name="ce609"/>
          <table:table-cell table:style-name="ce1332" office:value-type="string" calcext:value-type="string">
            <text:p>Szúró</text:p>
          </table:table-cell>
          <table:table-cell table:style-name="ce1332" office:value-type="string" calcext:value-type="string">
            <text:p>Vágó</text:p>
          </table:table-cell>
          <table:table-cell table:style-name="ce879" office:value-type="string" calcext:value-type="string">
            <text:p>Zúzó</text:p>
          </table:table-cell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500"/>
        </table:table-row>
        <table:table-row table:style-name="ro1">
          <table:table-cell table:style-name="ce529" office:value-type="string" calcext:value-type="string">
            <text:p><text:s text:c="3"/>Struktúra anyag</text:p>
          </table:table-cell>
          <table:table-cell table:style-name="ce564" table:content-validation-name="val86" table:number-columns-spanned="2" table:number-rows-spanned="1"/>
          <table:covered-table-cell table:style-name="ce609"/>
          <table:table-cell table:style-name="ce638" office:value-type="string" calcext:value-type="string">
            <text:p>MGT csökkent</text:p>
          </table:table-cell>
          <table:table-cell table:style-name="ce661"/>
          <table:table-cell table:style-name="ce609"/>
          <table:table-cell table:style-name="ce738" table:number-columns-repeated="2"/>
          <table:table-cell table:style-name="ce88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529" office:value-type="string" calcext:value-type="string">
            <text:p><text:s text:c="3"/>Struktúra minősége</text:p>
          </table:table-cell>
          <table:table-cell table:style-name="ce531" table:number-columns-spanned="2" table:number-rows-spanned="1"/>
          <table:covered-table-cell table:style-name="ce609"/>
          <table:table-cell table:style-name="ce639" office:value-type="string" calcext:value-type="string">
            <text:p>2x Erő</text:p>
          </table:table-cell>
          <table:table-cell table:style-name="ce662" table:formula="of:=-2*[$Tulajdonságok_képzettségek.$C$18]" office:value-type="float" office:value="-0" calcext:value-type="float">
            <text:p>0</text:p>
          </table:table-cell>
          <table:table-cell table:style-name="ce609" table:number-columns-repeated="3"/>
          <table:table-cell table:style-name="ce889"/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2"/>
        </table:table-row>
        <table:table-row table:style-name="ro1">
          <table:table-cell table:style-name="ce529" office:value-type="string" calcext:value-type="string">
            <text:p><text:s text:c="3"/>Alapanyag típus</text:p>
          </table:table-cell>
          <table:table-cell table:style-name="ce531" table:number-columns-spanned="2" table:number-rows-spanned="1"/>
          <table:covered-table-cell table:style-name="ce609"/>
          <table:table-cell table:number-columns-repeated="2"/>
          <table:table-cell table:style-name="ce609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794"/>
          <table:table-cell table:style-name="ce891" table:formula="of:=[$Tulajdonságok_képzettségek.D32]" office:value-type="float" office:value="0" calcext:value-type="float">
            <text:p>0. fok</text:p>
          </table:table-cell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530" office:value-type="string" calcext:value-type="string">
            <text:p><text:s text:c="3"/>Kidolgozottság</text:p>
          </table:table-cell>
          <table:table-cell table:style-name="ce565" table:number-columns-spanned="2" table:number-rows-spanned="1"/>
          <table:covered-table-cell table:style-name="ce611"/>
          <table:table-cell table:style-name="ce640" office:value-type="string" calcext:value-type="string">
            <text:p>Lefedettség %</text:p>
          </table:table-cell>
          <table:table-cell table:style-name="ce672" office:value-type="float" office:value="0" calcext:value-type="float">
            <text:p>0 %</text:p>
          </table:table-cell>
          <table:table-cell table:style-name="ce611" table:number-columns-repeated="3"/>
          <table:table-cell table:style-name="ce895"/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531" table:number-columns-spanned="9" table:number-rows-spanned="1"/>
          <table:covered-table-cell table:number-columns-repeated="8" table:style-name="ce531"/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 table:style-name="ce22"/>
          <table:table-cell table:number-columns-repeated="5"/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number-columns-repeated="3"/>
          <table:table-cell table:style-name="ce466"/>
          <table:table-cell table:style-name="ce594"/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2"/>
          <table:table-cell table:style-name="ce373" office:value-type="string" calcext:value-type="string">
            <text:p>ÉP</text:p>
          </table:table-cell>
          <table:table-cell table:style-name="ce385" table:content-validation-name="val12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366" table:number-columns-repeated="3"/>
          <table:table-cell table:style-name="ce388" table:number-columns-repeated="3"/>
          <table:table-cell table:style-name="ce915"/>
          <table:table-cell table:style-name="ce856"/>
          <table:table-cell table:style-name="ce388" table:number-columns-repeated="238"/>
          <table:table-cell table:style-name="ce366"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22" table:number-columns-repeated="3"/>
          <table:table-cell table:style-name="ce537" table:number-columns-repeated="3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5"/>
          <table:table-cell table:style-name="ce387"/>
          <table:table-cell table:style-name="ce685"/>
          <table:table-cell table:style-name="ce728"/>
          <table:table-cell table:style-name="ce367" table:number-columns-repeated="3"/>
          <table:table-cell table:style-name="ce441" table:number-columns-repeated="4"/>
          <table:table-cell table:style-name="ce921"/>
          <table:table-cell table:style-name="ce441" table:number-columns-repeated="238"/>
          <table:table-cell table:style-name="ce367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5"/>
          <table:table-cell table:style-name="ce663"/>
          <table:table-cell table:style-name="ce689"/>
          <table:table-cell table:style-name="ce729"/>
          <table:table-cell table:style-name="ce537" table:number-columns-repeated="6"/>
          <table:table-cell table:style-name="ce914"/>
          <table:table-cell table:style-name="ce856"/>
          <table:table-cell table:style-name="ce537" table:number-columns-repeated="238"/>
          <table:table-cell table:style-name="ce22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6"/>
          <table:table-cell table:style-name="ce665"/>
          <table:table-cell table:style-name="ce696"/>
          <table:table-cell table:style-name="ce730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7"/>
          <table:table-cell table:style-name="ce666"/>
          <table:table-cell table:style-name="ce697"/>
          <table:table-cell table:style-name="ce731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8"/>
          <table:table-cell table:style-name="ce667"/>
          <table:table-cell table:style-name="ce698"/>
          <table:table-cell table:style-name="ce7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7"/>
          <table:covered-table-cell table:style-name="ce426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2" office:value-type="string" calcext:value-type="string">
            <text:p>-</text:p>
          </table:table-cell>
          <table:table-cell table:style-name="ce389" table:content-validation-name="val12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2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2"/>
          <table:table-cell table:style-name="ce22" office:value-type="string" calcext:value-type="string">
            <text:p>TODO: levonások beszámítsanak a harcértékbe??</text:p>
          </table:table-cell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37"/>
          <table:table-cell table:style-name="ce331"/>
          <table:table-cell table:style-name="ce537" table:number-columns-repeated="7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/>
          <table:table-cell table:style-name="ce332"/>
          <table:table-cell table:style-name="ce22" table:number-columns-repeated="13"/>
          <table:table-cell table:style-name="ce623"/>
          <table:table-cell table:style-name="ce855"/>
          <table:table-cell table:style-name="ce22" table:number-columns-repeated="239"/>
        </table:table-row>
        <table:table-row table:style-name="ro1" table:number-rows-repeated="65467">
          <table:table-cell table:style-name="ce22" table:number-columns-repeated="15"/>
          <table:table-cell table:style-name="ce623"/>
          <table:table-cell table:style-name="ce855"/>
          <table:table-cell table:style-name="ce22" table:number-columns-repeated="239"/>
        </table:table-row>
        <table:table-row table:style-name="ro1" table:number-rows-repeated="7">
          <table:table-cell table:style-name="ce22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Warning_2penge_ero" calcext:value="formula-is([$Harcértékek.$I$55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4" table:default-cell-style-name="ce982"/>
        <table:table-column table:style-name="co35" table:default-cell-style-name="Default"/>
        <table:table-column table:style-name="co36" table:default-cell-style-name="Default"/>
        <table:table-column table:style-name="co37" table:default-cell-style-name="ce982"/>
        <table:table-column table:style-name="co38" table:default-cell-style-name="ce982"/>
        <table:table-column table:style-name="co39" table:default-cell-style-name="ce982"/>
        <table:table-column table:style-name="co40" table:default-cell-style-name="Default"/>
        <table:table-column table:style-name="co41" table:default-cell-style-name="ce982"/>
        <table:table-column table:style-name="co42" table:default-cell-style-name="Default"/>
        <table:table-column table:style-name="co43" table:default-cell-style-name="ce982"/>
        <table:table-column table:style-name="co44" table:default-cell-style-name="ce982"/>
        <table:table-column table:style-name="co23" table:default-cell-style-name="ce982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2" table:formula="of:=[Tulajdonságok_képzettségek.E10]" office:value-type="float" office:value="758" calcext:value-type="float" table:number-columns-spanned="2" table:number-rows-spanned="1">
            <text:p>758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1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2" office:value-type="float" office:value="4" calcext:value-type="float">
            <text:p>4</text:p>
          </table:table-cell>
          <table:table-cell table:style-name="ce692" table:content-validation-name="val132" office:value-type="float" office:value="0" calcext:value-type="float">
            <text:p>0</text:p>
          </table:table-cell>
          <table:table-cell table:style-name="ce863" table:content-validation-name="val32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48"/>
          <table:covered-table-cell table:style-name="ce383" table:content-validation-name="val48"/>
          <table:table-cell table:style-name="ce714" table:content-validation-name="val54" office:value-type="float" office:value="0" calcext:value-type="float">
            <text:p>0</text:p>
          </table:table-cell>
          <table:table-cell table:style-name="ce278" table:content-validation-name="val3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2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2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2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2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2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2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2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2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2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2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2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8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81"/>
          <table:table-cell table:style-name="ce98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81"/>
          <table:table-cell table:style-name="ce981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981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92" table:number-columns-spanned="4" table:number-rows-spanned="1"/>
          <table:covered-table-cell table:number-columns-repeated="3" table:style-name="ce992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92" table:number-columns-spanned="4" table:number-rows-spanned="1"/>
          <table:covered-table-cell table:number-columns-repeated="3" table:style-name="ce992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style-name="ce887"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982" table:content-validation-name="val56"/>
          <table:covered-table-cell table:number-columns-repeated="3" table:content-validation-name="val56"/>
          <table:covered-table-cell table:style-name="ce982" table:content-validation-name="val56"/>
          <table:covered-table-cell table:content-validation-name="val56"/>
          <table:covered-table-cell table:style-name="ce98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4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5">
          <table:table-cell table:style-name="ce664"/>
          <table:table-cell table:style-name="ce104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6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7">
          <table:table-cell/>
          <table:table-cell table:style-name="ce104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5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4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04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2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áncélok, vértek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5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8" table:default-cell-style-name="ce22"/>
        <table:table-column table:style-name="co49" table:default-cell-style-name="ce22"/>
        <table:table-column table:style-name="co12" table:number-columns-repeated="4" table:default-cell-style-name="ce22"/>
        <table:table-column table:style-name="co50" table:default-cell-style-name="ce22"/>
        <table:table-column table:style-name="co51" table:default-cell-style-name="ce22"/>
        <table:table-column table:style-name="co12" table:number-columns-repeated="5" table:default-cell-style-name="ce22"/>
        <table:table-column table:style-name="co12" table:default-cell-style-name="ce623"/>
        <table:table-column table:style-name="co52" table:default-cell-style-name="ce22"/>
        <table:table-column table:style-name="co12" table:number-columns-repeated="241" table:default-cell-style-name="ce22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2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3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float" office:value="1" calcext:value-type="float">
            <text:p>1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1" calcext:value-type="float">
            <text:p>1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3" office:value-type="float" office:value="0.5" calcext:value-type="float">
            <text:p>0.5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5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float" office:value="3" calcext:value-type="float">
            <text:p>3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5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5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2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330"/>
        <table:table-column table:style-name="co55" table:default-cell-style-name="ce1330"/>
        <table:table-column table:style-name="co56" table:default-cell-style-name="ce1330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26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40"/>
          <table:covered-table-cell table:style-name="ce1350"/>
          <table:covered-table-cell table:style-name="ce1365"/>
          <table:covered-table-cell table:style-name="ce1374"/>
          <table:covered-table-cell table:number-columns-repeated="6" table:style-name="ce1365"/>
          <table:covered-table-cell table:number-columns-repeated="3" table:style-name="ce1439"/>
          <table:covered-table-cell table:style-name="ce1365"/>
          <table:table-cell table:style-name="ce1365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340"/>
          <table:table-cell table:style-name="ce1350"/>
          <table:table-cell table:style-name="ce1365"/>
          <table:table-cell table:style-name="ce1374"/>
          <table:table-cell table:style-name="ce1365" table:number-columns-repeated="2"/>
          <table:table-cell table:style-name="ce1396"/>
          <table:table-cell table:style-name="ce1365" table:number-columns-repeated="3"/>
          <table:table-cell table:style-name="ce1439" table:number-columns-repeated="3"/>
          <table:table-cell table:style-name="ce136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66"/>
          <table:covered-table-cell table:style-name="ce806"/>
          <table:covered-table-cell table:number-columns-repeated="2" table:style-name="ce1366"/>
          <table:table-cell table:style-name="ce136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366"/>
          <table:table-cell/>
          <table:table-cell table:style-name="ce848" table:number-columns-repeated="2"/>
          <table:table-cell table:style-name="ce136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42" office:value-type="string" calcext:value-type="string" table:number-columns-spanned="2" table:number-rows-spanned="1">
            <text:p>Átfogó</text:p>
          </table:table-cell>
          <table:covered-table-cell table:style-name="ce1342"/>
          <table:table-cell table:style-name="ce1342" office:value-type="string" calcext:value-type="string" table:number-columns-spanned="2" table:number-rows-spanned="1">
            <text:p>Átlagos</text:p>
          </table:table-cell>
          <table:covered-table-cell table:style-name="ce1342"/>
          <table:table-cell table:style-name="ce1342" office:value-type="string" calcext:value-type="string" table:number-columns-spanned="2" table:number-rows-spanned="1">
            <text:p>Spec.</text:p>
          </table:table-cell>
          <table:covered-table-cell/>
          <table:table-cell table:style-name="ce1366" table:number-columns-repeated="4"/>
          <table:table-cell/>
          <table:table-cell table:style-name="ce848" table:number-columns-repeated="2"/>
          <table:table-cell table:style-name="ce136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811"/>
          <table:table-cell table:style-name="ce1366" table:number-columns-repeated="3"/>
          <table:table-cell/>
          <table:table-cell table:style-name="ce848" table:number-columns-repeated="2"/>
          <table:table-cell table:style-name="ce136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1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30"/>
          <table:table-cell table:style-name="ce1366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1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1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1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1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1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41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15" office:value-type="string" calcext:value-type="string">
            <text:p>Erőbónusz</text:p>
          </table:table-cell>
          <table:table-cell table:style-name="ce141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85" office:value-type="string" calcext:value-type="string">
            <text:p>Nincs adat string</text:p>
          </table:table-cell>
          <table:table-cell table:style-name="ce141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8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1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3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5">
          <table:table-cell table:style-name="Default" table:number-columns-repeated="3"/>
          <table:table-cell table:style-name="ce133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56" office:value-type="string" calcext:value-type="string">
            <text:p>Fok</text:p>
          </table:table-cell>
          <table:table-cell table:style-name="ce135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8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3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36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905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356" office:value-type="string" calcext:value-type="string">
            <text:p>Fok</text:p>
          </table:table-cell>
          <table:table-cell table:style-name="ce1356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444"/>
          <table:table-cell table:style-name="ce1444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1398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7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3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33" office:value-type="string" calcext:value-type="string">
            <text:p>VÉ</text:p>
          </table:table-cell>
          <table:table-cell table:style-name="ce133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1336" table:content-validation-name="val13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356" table:content-validation-name="val134" office:value-type="string" calcext:value-type="string">
            <text:p>Fok</text:p>
          </table:table-cell>
          <table:table-cell table:style-name="ce1356" table:content-validation-name="val13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4" office:value-type="float" office:value="0" calcext:value-type="float">
            <text:p>0</text:p>
          </table:table-cell>
          <table:table-cell table:style-name="ce1371" table:content-validation-name="val13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 table:style-name="ce1399"/>
          <table:table-cell table:style-name="ce79" table:content-validation-name="val134" office:value-type="float" office:value="1" calcext:value-type="float">
            <text:p>1</text:p>
          </table:table-cell>
          <table:table-cell table:style-name="ce1371" table:content-validation-name="val1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80"/>
          <table:table-cell table:style-name="ce1386"/>
          <table:table-cell table:style-name="ce1393"/>
          <table:table-cell table:style-name="ce1400"/>
          <table:table-cell table:number-columns-repeated="4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36" table:content-validation-name="val13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3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37" table:content-validation-name="val13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37" table:content-validation-name="val13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356" table:content-validation-name="val134" office:value-type="string" calcext:value-type="string">
            <text:p>Fegyver</text:p>
          </table:table-cell>
          <table:table-cell table:style-name="ce1356" table:content-validation-name="val13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3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3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387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3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3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3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9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36" table:content-validation-name="val13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34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361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361" office:value-type="string" calcext:value-type="string">
            <text:p>Szúró</text:p>
          </table:table-cell>
          <table:table-cell table:style-name="ce1361" office:value-type="string" calcext:value-type="string">
            <text:p>Vágó</text:p>
          </table:table-cell>
          <table:table-cell table:style-name="ce1361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387"/>
          <table:table-cell table:style-name="ce1330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Accent" calcext:value="formula-is(([$Harcértékek.$I$55]=2)AND([$Tulajdonságok_képzettségek.$C$18]&lt;[$KP_tablazat.$K$69]))" calcext:base-cell-address="Harcértékek.J55"/>
          </calcext:conditional-format>
        </calcext:conditional-formats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0:33:01.10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2T12:11:21.115000000</dc:date>
    <meta:editing-cycles>269</meta:editing-cycles>
    <meta:editing-duration>P1DT10H17M4S</meta:editing-duration>
    <meta:document-statistic meta:table-count="9" meta:cell-count="2565" meta:object-count="0"/>
    <meta:user-defined meta:name="Info 1"/>
    <meta:user-defined meta:name="Info 2"/>
    <meta:user-defined meta:name="Info 3"/>
    <meta:user-defined meta:name="Info 4"/>
  </office:meta>
</office:document-meta>
</file>